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OpenSymbol1" svg:font-family="OpenSymbol"/>
    <style:font-face style:name="Segoe UI" svg:font-family="'Segoe UI'"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loext:contextual-spacing="false" fo:margin-top="0cm" fo:margin-bottom="0cm" fo:line-height="137%" fo:text-align="justify" style:justify-single-word="false"/>
      <style:text-properties fo:color="#000000"/>
    </style:style>
    <style:style style:name="P2" style:family="paragraph" style:parent-style-name="Table_20_Contents">
      <style:text-properties fo:color="#4c4c4c" fo:font-size="10pt" style:font-size-asian="10pt" style:font-size-complex="10pt"/>
    </style:style>
    <style:style style:name="P3" style:family="paragraph" style:parent-style-name="Table_20_Contents">
      <style:paragraph-properties fo:text-align="center" style:justify-single-word="false"/>
      <style:text-properties fo:color="#4c4c4c" fo:font-size="10pt" style:font-size-asian="10pt" style:font-size-complex="10pt"/>
    </style:style>
    <style:style style:name="P4"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P5" style:family="paragraph" style:parent-style-name="Text_20_body">
      <style:paragraph-properties style:line-height-at-least="0.423cm"/>
    </style:style>
    <style:style style:name="P6" style:family="paragraph" style:parent-style-name="Text_20_body">
      <style:paragraph-properties fo:text-align="justify" style:justify-single-word="false"/>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line-height="137%" fo:text-align="justify" style:justify-single-word="false"/>
      <style:text-properties fo:color="#000000"/>
    </style:style>
    <style:style style:name="P9" style:family="paragraph" style:parent-style-name="Standard">
      <style:paragraph-properties fo:text-align="justify" style:justify-single-word="false"/>
    </style:style>
    <style:style style:name="P10" style:family="paragraph" style:parent-style-name="Text_20_body">
      <style:paragraph-properties loext:contextual-spacing="false" fo:margin-top="0cm" fo:margin-bottom="0cm" fo:line-height="137%" fo:text-align="justify" style:justify-single-word="false"/>
      <style:text-properties fo:color="#000000"/>
    </style:style>
    <style:style style:name="P11" style:family="paragraph" style:parent-style-name="Text_20_body">
      <style:paragraph-properties loext:contextual-spacing="false" fo:margin-top="0cm" fo:margin-bottom="0cm" fo:line-height="137%" fo:text-align="justify" style:justify-single-word="false"/>
      <style:text-properties fo:color="#222222" fo:background-color="#ffffff"/>
    </style:style>
    <style:style style:name="P12" style:family="paragraph" style:parent-style-name="Text_20_body">
      <style:paragraph-properties loext:contextual-spacing="false" fo:margin-top="0cm" fo:margin-bottom="0cm" fo:line-height="137%" fo:text-align="justify" style:justify-single-word="false"/>
    </style:style>
    <style:style style:name="P13" style:family="paragraph" style:parent-style-name="Heading_20_1">
      <style:paragraph-properties fo:text-align="center" style:justify-single-word="false"/>
    </style:style>
    <style:style style:name="P14" style:family="paragraph" style:parent-style-name="Heading_20_1" style:master-page-name="MP0">
      <style:paragraph-properties fo:text-align="center" style:justify-single-word="false" style:page-number="auto" fo:break-before="page"/>
    </style:style>
    <style:style style:name="P15" style:family="paragraph" style:parent-style-name="Standard">
      <style:paragraph-properties fo:text-align="justify" style:justify-single-word="false"/>
    </style:style>
    <style:style style:name="P16" style:family="paragraph" style:parent-style-name="Standard">
      <style:paragraph-properties fo:line-height="137%" fo:text-align="justify" style:justify-single-word="false"/>
      <style:text-properties fo:color="#000000" style:font-name="arial"/>
    </style:style>
    <style:style style:name="P17" style:family="paragraph" style:parent-style-name="Standard">
      <style:paragraph-properties fo:text-align="justify" style:justify-single-word="false"/>
      <style:text-properties fo:color="#000000" style:font-name="Courier New"/>
    </style:style>
    <style:style style:name="P18" style:family="paragraph" style:parent-style-name="Standard">
      <style:text-properties fo:color="#000000" fo:font-weight="bold" style:font-weight-asian="bold"/>
    </style:style>
    <style:style style:name="P19" style:family="paragraph" style:parent-style-name="Standard">
      <style:paragraph-properties fo:text-align="justify" style:justify-single-word="false"/>
      <style:text-properties fo:color="#222222"/>
    </style:style>
    <style:style style:name="P20" style:family="paragraph" style:parent-style-name="Standard">
      <style:paragraph-properties fo:text-align="justify" style:justify-single-word="false"/>
      <style:text-properties fo:color="#222222" style:font-name="Courier New" fo:language="en" fo:country="US"/>
    </style:style>
    <style:style style:name="P21" style:family="paragraph" style:parent-style-name="Standard">
      <style:paragraph-properties fo:text-align="justify" style:justify-single-word="false"/>
      <style:text-properties style:font-name="Courier New" fo:language="en" fo:country="US"/>
    </style:style>
    <style:style style:name="P22" style:family="paragraph" style:parent-style-name="Standard">
      <style:paragraph-properties fo:text-align="justify" style:justify-single-word="false"/>
      <style:text-properties style:font-name="Courier New"/>
    </style:style>
    <style:style style:name="P23" style:family="paragraph" style:parent-style-name="Table_20_Contents">
      <style:text-properties fo:color="#4c4c4c" fo:font-size="10pt" style:font-size-asian="10pt" style:font-size-complex="10pt"/>
    </style:style>
    <style:style style:name="P24" style:family="paragraph" style:parent-style-name="Text_20_body">
      <style:paragraph-properties fo:text-align="justify" style:justify-single-word="false"/>
      <style:text-properties fo:font-style="normal" style:font-style-asian="normal" style:font-style-complex="normal"/>
    </style:style>
    <style:style style:name="P25" style:family="paragraph" style:parent-style-name="Text_20_body">
      <style:text-properties fo:color="#0000ff"/>
    </style:style>
    <style:style style:name="P26" style:family="paragraph" style:parent-style-name="Text_20_body">
      <style:paragraph-properties fo:text-align="justify" style:justify-single-word="false"/>
    </style:style>
    <style:style style:name="P27" style:family="paragraph" style:parent-style-name="Text_20_body" style:list-style-name="L4">
      <style:paragraph-properties fo:text-align="justify" style:justify-single-word="false"/>
    </style:style>
    <style:style style:name="P28" style:family="paragraph" style:parent-style-name="Text_20_body" style:list-style-name="L5">
      <style:paragraph-properties fo:text-align="justify" style:justify-single-word="false">
        <style:tab-stops/>
      </style:paragraph-properties>
    </style:style>
    <style:style style:name="P29" style:family="paragraph" style:parent-style-name="Text_20_body" style:list-style-name="L1">
      <style:paragraph-properties fo:text-align="justify" style:justify-single-word="false"/>
    </style:style>
    <style:style style:name="P30" style:family="paragraph" style:parent-style-name="Text_20_body">
      <style:paragraph-properties fo:text-align="justify" style:justify-single-word="false"/>
      <style:text-properties fo:color="#000000" fo:font-weight="bold" style:font-weight-asian="bold"/>
    </style:style>
    <style:style style:name="P31" style:family="paragraph" style:parent-style-name="Text_20_body">
      <style:paragraph-properties fo:text-align="justify" style:justify-single-word="false"/>
      <style:text-properties fo:color="#000000" fo:font-style="normal" fo:font-weight="bold" style:font-style-asian="normal" style:font-weight-asian="bold" style:font-style-complex="normal" style:font-weight-complex="bold"/>
    </style:style>
    <style:style style:name="P32" style:family="paragraph" style:parent-style-name="Text_20_body">
      <style:paragraph-properties fo:text-align="justify" style:justify-single-word="false"/>
      <style:text-properties fo:language="en" fo:country="US"/>
    </style:style>
    <style:style style:name="P33" style:family="paragraph" style:parent-style-name="Text_20_body">
      <style:paragraph-properties fo:text-align="justify" style:justify-single-word="false"/>
      <style:text-properties style:font-name="Courier New"/>
    </style:style>
    <style:style style:name="P34" style:family="paragraph" style:parent-style-name="Text_20_body" style:list-style-name="L6">
      <style:paragraph-properties fo:text-align="start" style:justify-single-word="false"/>
    </style:style>
    <style:style style:name="P35" style:family="paragraph" style:parent-style-name="Text_20_body" style:list-style-name="L2">
      <style:paragraph-properties loext:contextual-spacing="false" fo:margin-top="0cm" fo:margin-bottom="0cm" fo:line-height="137%" fo:text-align="justify" style:justify-single-word="false"/>
      <style:text-properties fo:color="#000000"/>
    </style:style>
    <style:style style:name="P36" style:family="paragraph" style:parent-style-name="Text_20_body" style:list-style-name="L2">
      <style:paragraph-properties loext:contextual-spacing="false" fo:margin-top="0cm" fo:margin-bottom="0cm" fo:line-height="137%" fo:text-align="justify" style:justify-single-word="false"/>
      <style:text-properties fo:color="#000000"/>
    </style:style>
    <style:style style:name="P37" style:family="paragraph" style:parent-style-name="Text_20_body" style:list-style-name="L3">
      <style:paragraph-properties loext:contextual-spacing="false" fo:margin-top="0cm" fo:margin-bottom="0cm" fo:line-height="137%" fo:text-align="justify" style:justify-single-word="false"/>
      <style:text-properties fo:color="#000000"/>
    </style:style>
    <style:style style:name="P38" style:family="paragraph" style:parent-style-name="Text_20_body">
      <style:paragraph-properties loext:contextual-spacing="false" fo:margin-top="0cm" fo:margin-bottom="0cm" fo:line-height="137%" fo:text-align="justify" style:justify-single-word="false"/>
      <style:text-properties fo:color="#000000"/>
    </style:style>
    <style:style style:name="P39" style:family="paragraph" style:parent-style-name="Text_20_body">
      <style:paragraph-properties loext:contextual-spacing="false" fo:margin-top="0cm" fo:margin-bottom="0cm" fo:line-height="137%" fo:text-align="justify" style:justify-single-word="false"/>
      <style:text-properties fo:color="#000000"/>
    </style:style>
    <style:style style:name="P40" style:family="paragraph" style:parent-style-name="Text_20_body">
      <style:paragraph-properties loext:contextual-spacing="false" fo:margin-top="0cm" fo:margin-bottom="0cm" fo:line-height="137%" fo:text-align="justify" style:justify-single-word="false"/>
      <style:text-properties fo:color="#000000" fo:font-weight="bold" style:font-weight-asian="bold"/>
    </style:style>
    <style:style style:name="P41" style:family="paragraph" style:parent-style-name="Text_20_body">
      <style:paragraph-properties loext:contextual-spacing="false" fo:margin-top="0cm" fo:margin-bottom="0cm" fo:line-height="137%" fo:text-align="justify" style:justify-single-word="false"/>
      <style:text-properties fo:color="#000000" fo:font-weight="bold" style:font-weight-asian="bold" style:font-weight-complex="bold"/>
    </style:style>
    <style:style style:name="P42" style:family="paragraph" style:parent-style-name="Text_20_body">
      <style:paragraph-properties loext:contextual-spacing="false" fo:margin-top="0cm" fo:margin-bottom="0cm" fo:line-height="137%" fo:text-align="justify" style:justify-single-word="false"/>
      <style:text-properties fo:color="#222222" fo:font-weight="bold" fo:background-color="#ffffff" style:font-weight-asian="bold"/>
    </style:style>
    <style:style style:name="P43" style:family="paragraph" style:parent-style-name="Text_20_body">
      <style:paragraph-properties loext:contextual-spacing="false" fo:margin-top="0cm" fo:margin-bottom="0cm" fo:line-height="137%" fo:text-align="justify" style:justify-single-word="false"/>
      <style:text-properties fo:color="#222222" fo:background-color="#ffffff"/>
    </style:style>
    <style:style style:name="P44" style:family="paragraph" style:parent-style-name="Text_20_body">
      <style:paragraph-properties loext:contextual-spacing="false" fo:margin-top="0cm" fo:margin-bottom="0cm" fo:line-height="137%" fo:text-align="justify" style:justify-single-word="false"/>
      <style:text-properties fo:color="#222222" style:font-name="Courier New" fo:language="en" fo:country="US" fo:background-color="#ffffff"/>
    </style:style>
    <style:style style:name="P45" style:family="paragraph" style:parent-style-name="Text_20_body">
      <style:paragraph-properties loext:contextual-spacing="false" fo:margin-top="0cm" fo:margin-bottom="0cm" fo:line-height="137%" fo:text-align="justify" style:justify-single-word="false"/>
      <style:text-properties fo:color="#222222" style:font-name="Courier New" fo:language="en" fo:country="US"/>
    </style:style>
    <style:style style:name="P46" style:family="paragraph" style:parent-style-name="Text_20_body">
      <style:paragraph-properties loext:contextual-spacing="false" fo:margin-top="0cm" fo:margin-bottom="0cm" fo:line-height="137%" fo:text-align="justify" style:justify-single-word="false"/>
      <style:text-properties fo:color="#222222" style:font-name="Courier New" fo:background-color="#ffffff"/>
    </style:style>
    <style:style style:name="P47" style:family="paragraph" style:parent-style-name="Text_20_body">
      <style:paragraph-properties loext:contextual-spacing="false" fo:margin-top="0cm" fo:margin-bottom="0cm" fo:line-height="137%" fo:text-align="justify" style:justify-single-word="false"/>
      <style:text-properties fo:color="#222222" fo:language="en" fo:country="US" fo:background-color="#ffffff"/>
    </style:style>
    <style:style style:name="P48" style:family="paragraph" style:parent-style-name="Text_20_body">
      <style:paragraph-properties loext:contextual-spacing="false" fo:margin-top="0cm" fo:margin-bottom="0cm" fo:line-height="137%" fo:text-align="justify" style:justify-single-word="false"/>
      <style:text-properties fo:color="#222222" fo:language="en" fo:country="US" fo:font-weight="bold" fo:background-color="#ffffff" style:font-weight-asian="bold"/>
    </style:style>
    <style:style style:name="P49" style:family="paragraph" style:parent-style-name="Text_20_body">
      <style:paragraph-properties loext:contextual-spacing="false" fo:margin-top="0cm" fo:margin-bottom="0cm" fo:line-height="137%" fo:text-align="justify" style:justify-single-word="false"/>
      <style:text-properties fo:color="#222222"/>
    </style:style>
    <style:style style:name="P50" style:family="paragraph" style:parent-style-name="Text_20_body">
      <style:paragraph-properties loext:contextual-spacing="false" fo:margin-top="0cm" fo:margin-bottom="0cm" fo:line-height="137%" fo:text-align="justify" style:justify-single-word="false"/>
    </style:style>
    <style:style style:name="P51" style:family="paragraph" style:parent-style-name="Text_20_body">
      <style:paragraph-properties loext:contextual-spacing="false" fo:margin-top="0cm" fo:margin-bottom="0cm" fo:line-height="137%" fo:text-align="justify" style:justify-single-word="false" fo:background-color="#ffffff">
        <style:background-image/>
      </style:paragraph-properties>
      <style:text-properties fo:color="#222222" style:font-name="Courier New" fo:background-color="#ffffff"/>
    </style:style>
    <style:style style:name="P52" style:family="paragraph" style:parent-style-name="Text_20_body">
      <style:paragraph-properties loext:contextual-spacing="false" fo:margin-top="0cm" fo:margin-bottom="0cm" fo:line-height="137%" fo:text-align="justify" style:justify-single-word="false" fo:background-color="#ffffff">
        <style:background-image/>
      </style:paragraph-properties>
      <style:text-properties fo:color="#222222" style:font-name="Courier New" fo:language="en" fo:country="US" fo:background-color="#ffffff"/>
    </style:style>
    <style:style style:name="P53" style:family="paragraph" style:parent-style-name="Text_20_body">
      <style:paragraph-properties loext:contextual-spacing="false" fo:margin-top="0cm" fo:margin-bottom="0cm" fo:line-height="137%" fo:text-align="justify" style:justify-single-word="false" fo:background-color="#ffffff">
        <style:background-image/>
      </style:paragraph-properties>
    </style:style>
    <style:style style:name="P54" style:family="paragraph" style:parent-style-name="Text_20_body">
      <style:paragraph-properties fo:margin-left="1.016cm" fo:margin-right="0cm" fo:text-indent="0cm" style:auto-text-indent="false">
        <style:tab-stops/>
      </style:paragraph-properties>
    </style:style>
    <style:style style:name="P55" style:family="paragraph" style:parent-style-name="Text_20_body">
      <style:paragraph-properties fo:margin-left="1.016cm" fo:margin-right="0cm" fo:text-align="justify" style:justify-single-word="false" fo:text-indent="0cm" style:auto-text-indent="false">
        <style:tab-stops/>
      </style:paragraph-properties>
    </style:style>
    <style:style style:name="P56" style:family="paragraph" style:parent-style-name="Text_20_body" style:list-style-name="L5" style:master-page-name="">
      <style:paragraph-properties fo:margin-left="1.279cm" fo:margin-right="0cm" fo:margin-top="0cm" fo:margin-bottom="0.212cm" fo:text-align="justify" style:justify-single-word="false" fo:hyphenation-ladder-count="no-limit" fo:text-indent="0cm" style:auto-text-indent="false" style:page-number="auto">
        <style:tab-stops/>
      </style:paragraph-properties>
      <style:text-properties fo:hyphenate="false" fo:hyphenation-remain-char-count="0" fo:hyphenation-push-char-count="0"/>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4c4c4c" fo:font-size="32pt" style:font-size-asian="32pt" style:language-asian="pt" style:country-asian="BR" style:font-size-complex="32pt" style:language-complex="ar" style:country-complex="SA"/>
    </style:style>
    <style:style style:name="T2" style:family="text">
      <style:text-properties fo:font-size="10pt" fo:language="en" fo:country="US" style:font-name-asian="Times New Roman" style:font-size-asian="10pt" style:font-name-complex="Times New Roman" style:font-size-complex="10pt" style:language-complex="ar" style:country-complex="SA"/>
    </style:style>
    <style:style style:name="T3" style:family="text">
      <style:text-properties fo:font-size="10pt" style:font-size-asian="10pt" style:font-size-complex="10pt"/>
    </style:style>
    <style:style style:name="T4" style:family="text">
      <style:text-properties style:font-weight-complex="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background-color="#ffffff" loext:char-shading-value="0"/>
    </style:style>
    <style:style style:name="T8" style:family="text">
      <style:text-properties fo:color="#000000" style:text-underline-style="solid" style:text-underline-width="auto" style:text-underline-color="font-color" style:text-underline-mode="continuous" style:text-overline-mode="continuous" style:text-line-through-mode="continuous" fo:background-color="#ffffff" loext:char-shading-value="0"/>
    </style:style>
    <style:style style:name="T9" style:family="text">
      <style:text-properties fo:color="#000000" fo:font-weight="bold" style:font-weight-asian="bold" style:font-weight-complex="bold"/>
    </style:style>
    <style:style style:name="T10" style:family="text">
      <style:text-properties fo:color="#000000" style:font-name="Courier New"/>
    </style:style>
    <style:style style:name="T11" style:family="text">
      <style:text-properties fo:color="#222222"/>
    </style:style>
    <style:style style:name="T12" style:family="text">
      <style:text-properties fo:color="#222222" fo:background-color="#ffffff" loext:char-shading-value="0"/>
    </style:style>
    <style:style style:name="T13" style:family="text">
      <style:text-properties fo:color="#222222" style:font-name="Courier New"/>
    </style:style>
    <style:style style:name="T14" style:family="text">
      <style:text-properties fo:color="#222222" style:font-name="Courier New" fo:background-color="#ffffff" loext:char-shading-value="0"/>
    </style:style>
    <style:style style:name="T15" style:family="text">
      <style:text-properties fo:color="#222222" style:font-name="Courier New" fo:background-color="#eeeeee" loext:char-shading-value="0"/>
    </style:style>
    <style:style style:name="T16" style:family="text">
      <style:text-properties fo:color="#222222" style:font-name="Courier New" fo:language="en" fo:country="US"/>
    </style:style>
    <style:style style:name="T17" style:family="text">
      <style:text-properties fo:color="#222222" style:font-name="Courier New" fo:language="en" fo:country="US" fo:background-color="#ffffff" loext:char-shading-value="0"/>
    </style:style>
    <style:style style:name="T18" style:family="text">
      <style:text-properties fo:color="#222222" style:font-name="Courier New" fo:font-size="10pt" fo:language="en" fo:country="US" fo:background-color="#ffffff" style:font-size-asian="10pt" style:font-size-complex="10pt" loext:char-shading-value="0"/>
    </style:style>
    <style:style style:name="T19" style:family="text">
      <style:text-properties fo:color="#222222" style:font-name="Courier New" fo:font-size="10pt" fo:background-color="#ffffff" style:font-size-asian="10pt" style:font-size-complex="10pt" loext:char-shading-value="0"/>
    </style:style>
    <style:style style:name="T20" style:family="text">
      <style:text-properties fo:color="#222222" fo:language="en" fo:country="US" fo:background-color="#ffffff" loext:char-shading-value="0"/>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font-weight-complex="bold"/>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color="#555555" fo:background-color="#ffffff" loext:char-shading-value="0"/>
    </style:style>
    <style:style style:name="T25" style:family="text">
      <style:text-properties style:font-name="Courier New"/>
    </style:style>
    <style:style style:name="T26" style:family="text">
      <style:text-properties fo:language="en" fo:country="US"/>
    </style:style>
    <style:style style:name="T27" style:family="text">
      <style:text-properties fo:font-style="normal" style:font-style-asian="normal" style:font-style-complex="normal"/>
    </style:style>
    <style:style style:name="T28" style:family="text">
      <style:text-properties style:text-underline-style="solid" style:text-underline-width="auto" style:text-underline-color="font-color"/>
    </style:style>
    <style:style style:name="T29" style:family="text">
      <style:text-properties style:use-window-font-color="true"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middle"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tracked-changes>
        <text:changed-region xml:id="ct362466816" text:id="ct362466816">
          <text:insertion>
            <office:change-info>
              <dc:creator>Lillian Silva</dc:creator>
              <dc:date>2016-08-02T14:44:00</dc:date>
            </office:change-info>
          </text:insertion>
        </text:changed-region>
        <text:changed-region xml:id="ct360014232" text:id="ct360014232">
          <text:insertion>
            <office:change-info>
              <dc:creator>Unknown Author</dc:creator>
              <dc:date>2015-09-24T14:00:00</dc:date>
            </office:change-info>
          </text:insertion>
        </text:changed-region>
        <text:changed-region xml:id="ct362467128" text:id="ct362467128">
          <text:insertion>
            <office:change-info>
              <dc:creator>Lillian Silva</dc:creator>
              <dc:date>2016-08-02T14:46:00</dc:date>
            </office:change-info>
          </text:insertion>
        </text:changed-region>
        <text:changed-region xml:id="ct360014440" text:id="ct360014440">
          <text:insertion>
            <office:change-info>
              <dc:creator>Unknown Author</dc:creator>
              <dc:date>2015-09-24T14:41:00</dc:date>
            </office:change-info>
          </text:insertion>
        </text:changed-region>
        <text:changed-region xml:id="ct360012776" text:id="ct360012776">
          <text:insertion>
            <office:change-info>
              <dc:creator>Unknown Author</dc:creator>
              <dc:date>2015-09-24T14:21:00</dc:date>
            </office:change-info>
          </text:insertion>
        </text:changed-region>
        <text:changed-region xml:id="ct360017872" text:id="ct360017872">
          <text:insertion>
            <office:change-info>
              <dc:creator>Unknown Author</dc:creator>
              <dc:date>2015-09-24T14:44:00</dc:date>
            </office:change-info>
          </text:insertion>
        </text:changed-region>
        <text:changed-region xml:id="ct360015064" text:id="ct360015064">
          <text:insertion>
            <office:change-info>
              <dc:creator>Unknown Author</dc:creator>
              <dc:date>2015-09-24T14:41:00</dc:date>
            </office:change-info>
          </text:insertion>
        </text:changed-region>
        <text:changed-region xml:id="ct362470664" text:id="ct362470664">
          <text:insertion>
            <office:change-info>
              <dc:creator>Lillian Silva</dc:creator>
              <dc:date>2016-08-02T16:36:00</dc:date>
            </office:change-info>
          </text:insertion>
        </text:changed-region>
        <text:changed-region xml:id="ct362472744" text:id="ct362472744">
          <text:insertion>
            <office:change-info>
              <dc:creator>Unknown Author</dc:creator>
              <dc:date>2015-09-24T14:41:00</dc:date>
            </office:change-info>
          </text:insertion>
        </text:changed-region>
        <text:changed-region xml:id="ct362473680" text:id="ct362473680">
          <text:insertion>
            <office:change-info>
              <dc:creator>Lillian Silva</dc:creator>
              <dc:date>2016-08-02T16:37:00</dc:date>
            </office:change-info>
          </text:insertion>
        </text:changed-region>
        <text:changed-region xml:id="ct362474408" text:id="ct362474408">
          <text:insertion>
            <office:change-info>
              <dc:creator>Unknown Author</dc:creator>
              <dc:date>2015-09-24T14:41:00</dc:date>
            </office:change-info>
          </text:insertion>
        </text:changed-region>
        <text:changed-region xml:id="ct360017248" text:id="ct360017248">
          <text:insertion>
            <office:change-info>
              <dc:creator>Unknown Author</dc:creator>
              <dc:date>2015-09-24T14:42:00</dc:date>
            </office:change-info>
          </text:insertion>
        </text:changed-region>
        <text:changed-region xml:id="ct362470976" text:id="ct362470976">
          <text:insertion>
            <office:change-info>
              <dc:creator>Lillian Silva</dc:creator>
              <dc:date>2016-08-02T15:53:00</dc:date>
            </office:change-info>
          </text:insertion>
        </text:changed-region>
        <text:changed-region xml:id="ct362473056" text:id="ct362473056">
          <text:insertion>
            <office:change-info>
              <dc:creator>Lillian Silva</dc:creator>
              <dc:date>2016-08-02T15:54:00</dc:date>
            </office:change-info>
          </text:insertion>
        </text:changed-region>
        <text:changed-region xml:id="ct362470560" text:id="ct362470560">
          <text:insertion>
            <office:change-info>
              <dc:creator>Unknown Author</dc:creator>
              <dc:date>2015-09-24T14:42:00</dc:date>
            </office:change-info>
          </text:insertion>
        </text:changed-region>
        <text:changed-region xml:id="ct360016520" text:id="ct360016520">
          <text:insertion>
            <office:change-info>
              <dc:creator>Unknown Author</dc:creator>
              <dc:date>2015-09-24T14:44:00</dc:date>
            </office:change-info>
          </text:insertion>
        </text:changed-region>
        <text:changed-region xml:id="ct360015480" text:id="ct360015480">
          <text:insertion>
            <office:change-info>
              <dc:creator>Unknown Author</dc:creator>
              <dc:date>2015-09-24T14:29:00</dc:date>
            </office:change-info>
          </text:insertion>
        </text:changed-region>
        <text:changed-region xml:id="ct360016208" text:id="ct360016208">
          <text:insertion>
            <office:change-info>
              <dc:creator>Unknown Author</dc:creator>
              <dc:date>2015-09-24T14:32:00</dc:date>
            </office:change-info>
          </text:insertion>
        </text:changed-region>
        <text:changed-region xml:id="ct362470768" text:id="ct362470768">
          <text:insertion>
            <office:change-info>
              <dc:creator>Lillian Silva</dc:creator>
              <dc:date>2016-08-02T16:36:00</dc:date>
            </office:change-info>
          </text:insertion>
        </text:changed-region>
        <text:changed-region xml:id="ct362472432" text:id="ct362472432">
          <text:insertion>
            <office:change-info>
              <dc:creator>Lillian Silva</dc:creator>
              <dc:date>2016-08-02T16:25:00</dc:date>
            </office:change-info>
          </text:insertion>
        </text:changed-region>
        <text:changed-region xml:id="ct362471392" text:id="ct362471392">
          <text:deletion>
            <office:change-info>
              <dc:creator>Lillian Silva</dc:creator>
              <dc:date>2016-08-02T16:25:00</dc:date>
            </office:change-info>
            <text:p text:style-name="P1">Á</text:p>
          </text:deletion>
        </text:changed-region>
        <text:changed-region xml:id="ct362473784" text:id="ct362473784">
          <text:deletion>
            <office:change-info>
              <dc:creator>Lillian Silva</dc:creator>
              <dc:date>2016-08-02T16:40:00</dc:date>
            </office:change-info>
            <text:p text:style-name="P1">de build do projeto</text:p>
          </text:deletion>
        </text:changed-region>
        <text:changed-region xml:id="ct362471288" text:id="ct362471288">
          <text:deletion>
            <office:change-info>
              <dc:creator>Lillian Silva</dc:creator>
              <dc:date>2016-08-02T16:26:00</dc:date>
            </office:change-info>
            <text:p text:style-name="P1">a</text:p>
          </text:deletion>
        </text:changed-region>
        <text:changed-region xml:id="ct360017664" text:id="ct360017664">
          <text:insertion>
            <office:change-info>
              <dc:creator>Unknown Author</dc:creator>
              <dc:date>2015-09-24T14:38:00</dc:date>
            </office:change-info>
          </text:insertion>
        </text:changed-region>
        <text:changed-region xml:id="ct360016000" text:id="ct360016000">
          <text:insertion>
            <office:change-info>
              <dc:creator>Unknown Author</dc:creator>
              <dc:date>2015-09-24T14: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emória Virtual</text:h>
      <text:h text:style-name="P13" text:outline-level="1">Manual de Migração</text:h>
      <text:p text:style-name="P25"/>
      <text:h text:style-name="Heading_20_2" text:outline-level="2">Introdução</text:h>
      <text:p text:style-name="P6"><text:tab/>Este documento irá tratar dos passos necessários para a migração do sistema MV em produção na <text:span text:style-name="T21">Cloud</text:span> do ICMC para uma versão mais recente do sistema em desenvolvimento.</text:p>
      <text:p text:style-name="P6"><text:tab/>É importante estabelecer todos os passos referentes à migração da infraestrutura (SGBD, servidor de aplicação, bibliotecas e sistema operacional), modelagem dos dados (DDL), dados já presentes na aplicação, e por fim, a aplicação em si.</text:p>
      <text:p text:style-name="P6"/>
      <text:h text:style-name="Heading_20_2" text:outline-level="2">Considerações Importantes</text:h>
      <text:p text:style-name="P6"><text:span text:style-name="Default_20_Paragraph_20_Font"><text:span text:style-name="T5"><text:tab/></text:span></text:span><text:span text:style-name="Default_20_Paragraph_20_Font"><text:span text:style-name="T4">Como o sistema implantado no </text:span></text:span><text:span text:style-name="Default_20_Paragraph_20_Font"><text:span text:style-name="T22">Cloud</text:span></text:span><text:span text:style-name="Default_20_Paragraph_20_Font"><text:span text:style-name="T4"> do ICMC já está em uso (ambiente de produção), os registros realizados na versão antiga do sistema devem ser mantidos e compatibilizados com a versão mais recente do sistema.</text:span></text:span></text:p>
      <text:p text:style-name="P6"><text:span text:style-name="Default_20_Paragraph_20_Font"><text:span text:style-name="T4"><text:tab/>Para que os dados do sistema em produção não sejam perdidos em caso de falha durante a migração, é necessário realizar </text:span></text:span><text:span text:style-name="Default_20_Paragraph_20_Font"><text:span text:style-name="T22">backup</text:span></text:span><text:span text:style-name="Default_20_Paragraph_20_Font"><text:span text:style-name="T4"> do banco de dados</text:span></text:span><text:change-start text:change-id="ct362466816"/><text:span text:style-name="Default_20_Paragraph_20_Font"><text:span text:style-name="T4"> (descrito na seção </text:span></text:span><text:span text:style-name="Default_20_Paragraph_20_Font"><text:span text:style-name="T22">Backup do Banco de Dados</text:span></text:span><text:span text:style-name="Default_20_Paragraph_20_Font"><text:span text:style-name="T4">)</text:span></text:span><text:change-end text:change-id="ct362466816"/><text:span text:style-name="Default_20_Paragraph_20_Font"><text:span text:style-name="T4">. Deste modo, é possível restaurar o estado do sistema que está sendo atualizado.</text:span></text:span></text:p>
      <text:h text:style-name="Heading_20_2" text:outline-level="2"><office:annotation office:name="__Annotation__672_1956970270"><dc:creator>Unknown Author</dc:creator><dc:date>2015-09-24T14:00:04.77</dc:date><text:p text:style-name="P57"><text:span text:style-name="T29">Pensando bem, acho que devemos deixar esse tutorial genérico para que seja utilizado em outras migrações. Portanto, será que conseguiremos deixar esse documento genérico ao ponto em que ela seja usável na migração de uma versão, por exemplo, 1.0 para 1.2, mas também de 1.2 para 1.5? Vamos tentar. Desse modo, teríamos esse documento mais geral e para toda migração que fosse efetuada, um documento específico (tratanto das peculiaridades), se for o caso. Essa seção aqui seria do documento específico.</text:span></text:p></office:annotation>Informações técnicas da Versão Estável e a Versão Antiga<text:change-start text:change-id="ct360014232"/><office:annotation-end office:name="__Annotation__672_1956970270"/><text:change-end text:change-id="ct360014232"/></text:h>
      <text:h text:style-name="Heading_20_2" text:outline-level="2"><text:change-start text:change-id="ct362467128"/>Backup do Banco de Dados</text:h>
      <text:p text:style-name="P6"><text:tab/>Para fazer o <text:span text:style-name="T21">backup</text:span>:</text:p>
      <text:list xml:id="list1870495542916772362" text:style-name="L4">
        <text:list-item>
          <text:list>
            <text:list-item>
              <text:p text:style-name="P27">Abra o PgAdmin e faça login no PostgreSQL</text:p>
            </text:list-item>
            <text:list-item>
              <text:p text:style-name="P27">Clique com o botão direito no banco de dados e escolha a opção <text:span text:style-name="T21">Backup</text:span></text:p>
            </text:list-item>
            <text:list-item>
              <text:p text:style-name="P27"><text:span text:style-name="T27">Preencha as seguintes informações:</text:span></text:p>
              <text:list>
                <text:list-item>
                  <text:p text:style-name="P27"><text:span text:style-name="T27">O local para armazenar o </text:span><text:span text:style-name="T21">backup</text:span><text:span text:style-name="T27">,</text:span></text:p>
                </text:list-item>
                <text:list-item>
                  <text:p text:style-name="P27"><text:span text:style-name="T27">Em Format, selecione a opção TAR,</text:span></text:p>
                </text:list-item>
                <text:list-item>
                  <text:p text:style-name="P27"><text:span text:style-name="T27">Em Encoding, selecione a opção UTF8,</text:span></text:p>
                </text:list-item>
                <text:list-item>
                  <text:p text:style-name="P27"><text:span text:style-name="T27">Em Rolename, selecione a opção postgres</text:span></text:p>
                </text:list-item>
              </text:list>
            </text:list-item>
            <text:list-item>
              <text:p text:style-name="P27"><text:span text:style-name="T27">Clique no botão </text:span><text:span text:style-name="T23">Backup</text:span></text:p>
            </text:list-item>
          </text:list>
        </text:list-item>
      </text:list>
      <text:p text:style-name="P24"><text:span text:style-name="T28"><text:tab/>É importante parar o servidor antes de fazer o backup, para garantir que nenhuma alteração será feita durante a migração do sistema.</text:span></text:p>
      <text:h text:style-name="Heading_20_2" text:outline-level="2"><text:change-end text:change-id="ct362467128"/><text:soft-page-break/><office:annotation office:name="__Annotation__741_1956970270"><dc:creator>Unknown Author</dc:creator><dc:date>2015-09-24T14:41:07.77</dc:date><text:p text:style-name="P57"><text:span text:style-name="T29">Precisamos colocar no formato de passos.</text:span></text:p></office:annotation>Plano de Contingência<text:change-start text:change-id="ct360014440"/><office:annotation-end office:name="__Annotation__741_1956970270"/><text:change-end text:change-id="ct360014440"/></text:h>
      <text:p text:style-name="P55"><office:annotation office:name="__Annotation__693_1956970270"><dc:creator>Unknown Author</dc:creator><dc:date>2015-09-24T14:21:21.78</dc:date><text:p text:style-name="P57"><text:span text:style-name="T29">Tenta reescrever isso de uma maneira mais formal. Os motivos para executar o plano de contingência podem ser vários. Acho que pode ser descrito como “em caso de decisão por restaurar o sistema para sua versão antiga” ao invés de “se houver algum problema muito grave”.</text:span></text:p></office:annotation>A ideia do plano de contingencia é se houver algum problema muito grave que nos faça voltar a atrás e restaurar o sistema.<text:change-start text:change-id="ct360012776"/><office:annotation-end office:name="__Annotation__693_1956970270"/><text:change-end text:change-id="ct360012776"/></text:p>
      <text:list xml:id="list4323702487065538284" text:style-name="L5">
        <text:list-item>
          <text:p text:style-name="P56">Restaurar o backup feito do banco de dados na versão antiga do SGBD</text:p>
        </text:list-item>
        <text:list-item>
          <text:p text:style-name="P28">Subir o serviço do glassfish em sua antiga versão</text:p>
        </text:list-item>
        <text:list-item>
          <text:p text:style-name="P28">Publicar a aplicação e configurá-la como antes</text:p>
        </text:list-item>
      </text:list>
      <text:p text:style-name="P54"/>
      <text:h text:style-name="Heading_20_2" text:outline-level="2"><office:annotation office:name="__Annotation__764_1956970270"><dc:creator>Unknown Author</dc:creator><dc:date>2015-09-24T14:44:48.78</dc:date><text:p text:style-name="P57"><text:span text:style-name="T29">Além dos passos que coloquei abaixo, é preciso considerar os scripts para subir o serviço do postgresql e glassfish, bem como definir as configurações de ambos em sua nova versão. Acho que vale manter as versões antigas dos dois. Assim, pra executar o plano de contingência <text:s/>fica mais fácil.</text:span></text:p></office:annotation>Passo-a-passo da migração<text:change-start text:change-id="ct360017872"/><office:annotation-end office:name="__Annotation__764_1956970270"/><text:change-end text:change-id="ct360017872"/><text:change-start text:change-id="ct360015064"/></text:h>
      <text:p text:style-name="P6"/>
      <text:list xml:id="list2826208952668514330" text:style-name="L1">
        <text:list-item>
          <text:p text:style-name="P29"><office:annotation office:name="__Annotation__2196_1221161502"><dc:creator>Lillian Silva</dc:creator><dc:date>2016-08-02T16:36:46.25</dc:date><text:p text:style-name="P58"><text:span text:style-name="T30">???</text:span></text:p></office:annotation>Gerar TAG<text:change-end text:change-id="ct360015064"/><text:change-start text:change-id="ct362470664"/><office:annotation-end office:name="__Annotation__2196_1221161502"/><text:change-end text:change-id="ct362470664"/><text:change-start text:change-id="ct362472744"/></text:p>
        </text:list-item>
        <text:list-item>
          <text:p text:style-name="P29"><office:annotation office:name="__Annotation__2197_1221161502"><dc:creator>Lillian Silva</dc:creator><dc:date>2016-08-02T16:37:12.19</dc:date><text:p text:style-name="P58"><text:span text:style-name="T30">???</text:span></text:p></office:annotation>Construir o Projeto<text:change-end text:change-id="ct362472744"/><text:change-start text:change-id="ct362473680"/><office:annotation-end office:name="__Annotation__2197_1221161502"/><text:change-end text:change-id="ct362473680"/><text:change-start text:change-id="ct362474408"/></text:p>
        </text:list-item>
        <text:list-item>
          <text:p text:style-name="P29">Migrar para a versão adequada do GlassFish (opcional)</text:p>
        </text:list-item>
        <text:list-item>
          <text:p text:style-name="P29">Migrar para a versão adequada do PostgreSQL (opcional)</text:p>
        </text:list-item>
        <text:list-item>
          <text:p text:style-name="P29"><text:change-end text:change-id="ct362474408"/><text:change-start text:change-id="ct360017248"/>Executar os scripts para modificar a DDL do banco (etapa crítica, precisa de análise)<text:change-end text:change-id="ct360017248"/><text:change-start text:change-id="ct362470976"/></text:p>
        </text:list-item>
      </text:list>
      <text:list xml:id="list4813762790629752266" text:style-name="L6">
        <text:list-item>
          <text:p text:style-name="P34">O script AlterDatabase se encontra em: memoria_vi<text:change-end text:change-id="ct362470976"/><text:change-start text:change-id="ct362473056"/>rtual_src/trunk/memoriavirtualEJB/ejbModule/META-INF/databaseScripts/AlterDatabase.sql<text:change-end text:change-id="ct362473056"/><text:change-start text:change-id="ct362470560"/></text:p>
        </text:list-item>
      </text:list>
      <text:list xml:id="list36738601" text:continue-list="list2826208952668514330" text:style-name="L1">
        <text:list-item>
          <text:p text:style-name="P29"><text:change-end text:change-id="ct362470560"/><text:change-start text:change-id="ct360016520"/>Publicar a aplicação</text:p>
        </text:list-item>
        <text:list-item>
          <text:p text:style-name="P29">Realizar testes<text:change-end text:change-id="ct360016520"/></text:p>
        </text:list-item>
      </text:list>
      <text:h text:style-name="Heading_20_3" text:outline-level="3"><text:tab/><office:annotation office:name="__Annotation__718_1956970270"><dc:creator>Unknown Author</dc:creator><dc:date>2015-09-24T14:29:54.79</dc:date><text:p text:style-name="P57"><text:span text:style-name="T29">Antes de executar a build do projeto, seria itneressante gerar um TAG no branch master do repositório memoria_virtual_src. Assim, saberemos exatamente a versão compilada para a migração.</text:span></text:p></office:annotation>Execução do processo de build do MV<text:change-start text:change-id="ct360015480"/><office:annotation-end office:name="__Annotation__718_1956970270"/><text:change-end text:change-id="ct360015480"/></text:h>
      <text:p text:style-name="P30"><office:annotation office:name="__Annotation__719_1956970270"><dc:creator>Unknown Author</dc:creator><dc:date>2015-09-24T14:32:34.79</dc:date><text:p text:style-name="P57"><text:span text:style-name="T29">Atualmente nós fazemos a construção e publicação do projeto de maneira automática. Mas, os arquivos que são gerados a partir da construção e os comandos executados para a publicação ficam retidos exclusivamente para o processo automatizado. Portanto, nessa seção precisamos definir quais passos precisam ser executados pelos responsáveis da migração. É possível, por exemplo, fazer com que a construção desse projeto seja feita de maneira manual. Neste caso, seria feito um checkout do TAG que representa a versão que será implantada na Cloud e a construção do projeto seria feita pelo próprio Eclipse.</text:span></text:p></office:annotation>Construção do projeto<text:change-start text:change-id="ct360016208"/><office:annotation-end office:name="__Annotation__719_1956970270"/><text:change-end text:change-id="ct360016208"/></text:p>
      <text:p text:style-name="P1"><text:tab/>Ferramentas utilizadas: Eclipse e <office:annotation office:name="__Annotation__2195_1221161502"><dc:creator>Lillian Silva</dc:creator><dc:date>2016-08-02T16:36:22.37</dc:date><text:p text:style-name="P58"><text:span text:style-name="T30">???</text:span></text:p></office:annotation>Ant<text:change-start text:change-id="ct362470768"/><office:annotation-end office:name="__Annotation__2195_1221161502"/><text:change-end text:change-id="ct362470768"/>.</text:p>
      <text:p text:style-name="P1"><text:tab/><text:change-start text:change-id="ct362472432"/>A<text:change-end text:change-id="ct362472432"/><text:change text:change-id="ct362471392"/><office:annotation office:name="__Annotation__721_1956970270"><dc:creator>Unknown Author</dc:creator><dc:date>2015-09-24T14:38:35.79</dc:date><text:p text:style-name="P57"><text:span text:style-name="T31">Precisa ser feito em modo de passos, ao invés de descrição.</text:span></text:p></office:annotation> seguir será apresentado o processo de build do projeto <text:change text:change-id="ct362473784"/><text:s/>Memória Virtual. Inicialmente faremos uma explicação mais ampla e em um segundo momento discutiremos mais <text:change text:change-id="ct362471288"/>profundamente cada uma das etapas.</text:p>
      <text:p text:style-name="P6"/>
      <text:p text:style-name="P40">Uma visão geral:</text:p>
      <text:p text:style-name="P6"/>
      <text:p text:style-name="P1"><text:tab/>O projeto Memória Virtual está dividido de acordo com os seguintes módulos:</text:p>
      <text:list xml:id="list2473412929638865985" text:style-name="L2">
        <text:list-item>
          <text:p text:style-name="P35">memoriavirtual</text:p>
        </text:list-item>
        <text:list-item>
          <text:p text:style-name="P35">memoriavirtualEJB</text:p>
        </text:list-item>
        <text:list-item>
          <text:p text:style-name="P35">memoriavirtualMobile</text:p>
        </text:list-item>
        <text:list-item>
          <text:p text:style-name="P35">memoriavirtualWeb</text:p>
        </text:list-item>
        <text:list-item>
          <text:p text:style-name="P35"><text:soft-page-break/>memoriavirtualWebService</text:p>
        </text:list-item>
      </text:list>
      <text:p text:style-name="P6"/>
      <text:p text:style-name="P1"><text:tab/>Excluíndo o módulo memoriavirtualMobile, todos os outros possuem um arquivo build.xml que irá coordenar o processo de construção do projeto.</text:p>
      <text:p text:style-name="P11"><text:tab/>Esses 4 build.xml criam em um diretório as pastas onde serão compilados os arquivos de código-fonte (antes de fazer isso, os arquivos já existentes serão apagados para  assim serem pegos os novos arquivos). Após feito isso, as referências são criadas. No EJB, a única referência é a do próprio GlassFish. Já no Web, além da referência ao GlasFish tem também a referência ao .jar do EJB e assim por diante. Depois das referências, ele compila o código e gera o .jar ou .war.</text:p>
      <text:p text:style-name="P1">Os builds a serem executados possuem uma hierarquia de execução e os artefatos gerados são utilizados pelos módulos anteriores.</text:p>
      <text:p text:style-name="P1"/>
      <text:p text:style-name="P40">Primeira etapa-módulo memóriavirtual)</text:p>
      <text:p text:style-name="P6"/>
      <text:p text:style-name="P1"><text:tab/>O módulo memóriavirtual irá invocar os build.xml dos módulos restantes na seguinte ordem: memoriavirtualEJB,memoriavirtualWeb e por fim  memoriavirtualWebService.</text:p>
      <text:p text:style-name="P1"><text:tab/>Após estas chamadas os artefados que serão gerados serão unificados no arquivo “memoriavirtual.ear”(estarão incluídos arquivos nos formatos “.jar” e ”.war”).</text:p>
      <text:p text:style-name="P1"><text:tab/>Nas próximas estapas análisaremos os módulos que estão sendo invocados nesta primeira etapa.</text:p>
      <text:p text:style-name="P6"/>
      <text:p text:style-name="P40">Segunda etapa-módulo memoriaEJB)</text:p>
      <text:p text:style-name="P6"/>
      <text:p text:style-name="P1"><text:tab/>As propriedades e diretórios a serem utilizados são indicados/criados.</text:p>
      <text:p text:style-name="P1"><text:tab/>O diretório do glassfish é indicado no arquivo build.propertie.</text:p>
      <text:p text:style-name="P1"><text:tab/>São executados as targets: init,compile e memJar.</text:p>
      <text:p text:style-name="P1"><text:tab/>Ao final é construído o arquivo “memoriavirtualEJB.jar’’ que será incluído no arquivo da primeira etapa “memoriavirtual.ear” .</text:p>
      <text:p text:style-name="P6"/>
      <text:p text:style-name="P40">Terceira etapa-memoriavirtualWeb)</text:p>
      <text:p text:style-name="P6"/>
      <text:p text:style-name="P1"><text:tab/>As propriedades e diretórios a serem utilizados são indicados/criados.</text:p>
      <text:p text:style-name="P1"><text:tab/>O diretório do glassfish é indicado no arquivo build.propertie.</text:p>
      <text:p text:style-name="P1"><text:tab/>São executados as targets: init,compile e memWar.</text:p>
      <text:p text:style-name="P1"><text:tab/>O arquivo “.properties” será incluído  também no aqruivo final dessa etapa.</text:p>
      <text:p text:style-name="P1"><text:tab/>Ao final é construído o arquivo memoriavirtualWeb.war que será incluído no arquivo da primeira <text:soft-page-break/>etapa “memoriavirtual.ear”</text:p>
      <text:p text:style-name="P6"/>
      <text:p text:style-name="P40">Quarta etapa-memoriavirtualWebService)</text:p>
      <text:p text:style-name="P6"/>
      <text:p text:style-name="P1"><text:tab/>As propriedades e diretórios a serem utilizados são indicados/criados.</text:p>
      <text:p text:style-name="P1"><text:tab/>O diretório do glassfish é indicado no arquivo build.propertie.</text:p>
      <text:p text:style-name="P1"><text:tab/>São executados as targets: init,compile e memWar.</text:p>
      <text:p text:style-name="P1"><text:tab/>Ao final é construído o arquivo “memoriavirtualWebService.war’’ que será incluído no arquivo da primeira etapa “memoriavirtual.ear” .</text:p>
      <text:p text:style-name="P12"><text:span text:style-name="Default_20_Paragraph_20_Font"><text:span text:style-name="T6"><text:tab/></text:span></text:span><text:span text:style-name="Default_20_Paragraph_20_Font"><text:span text:style-name="T12">Para compilar o projeto do Web Service, é necessário um .jar da biblioteca do Base 64 encoding. Ele chama xmlsec.jar e está na pasta memoriavirtual/EarContent/META-INF/lib/. esse arquivo está referenciado no build.xml.</text:span></text:span></text:p>
      <text:p text:style-name="P6"/>
      <text:p text:style-name="P42">Análise mais aprofundada)</text:p>
      <text:p text:style-name="P6"/>
      <text:p text:style-name="P11"><text:tab/>Agora será explicado com mais detalhes e com linhas de cógido como cada etapa está disposta. Vale ressaltar que trataremos dos trechos de códigos mais relevantes no código caso essa etapa seja realizado em outros ambientes de desenvolvimentos algumas alterações deverão ser realizadas como por exemplo a alteração dos paths indicados.</text:p>
      <text:p text:style-name="P11"><text:tab/>Utilizaremos novamento o sistema de divisão por etapas (relacionadas aos módulos do projeto).</text:p>
      <text:p text:style-name="P6"/>
      <text:p text:style-name="P42">Primeira etapa- memoriavirtual )</text:p>
      <text:p text:style-name="P11">Project: memoriavirtualEAR</text:p>
      <text:p text:style-name="P11">Target: build</text:p>
      <text:p text:style-name="P51">Deletar os arquivos compilados em build anteriores, tais quais: *.jar/war/ear</text:p>
      <text:p text:style-name="P51">Invocar os sub projetos memoriavirtualEJB, memoriavirtualWeb, memoriavirtualWebService</text:p>
      <text:p text:style-name="P53"><text:span text:style-name="Default_20_Paragraph_20_Font"><text:span text:style-name="T14">Organizar os arquivos compilados (.jar/.war) num pacote EAR, utilizando o descritor localizado em </text:span></text:span><text:span text:style-name="Default_20_Paragraph_20_Font"><text:span text:style-name="T15">META-INF/application.xml</text:span></text:span></text:p>
      <text:p text:style-name="P6"/>
      <text:p text:style-name="P42">Segunda etapa memoriavirtualEJB)</text:p>
      <text:p text:style-name="P11">Project: memoriavirtualEJB</text:p>
      <text:p text:style-name="P6"/>
      <text:p text:style-name="P11">Properties</text:p>
      <text:p text:style-name="P12"><text:span text:style-name="Default_20_Paragraph_20_Font"><text:span text:style-name="T12"><text:tab/></text:span></text:span><text:span text:style-name="Default_20_Paragraph_20_Font"><text:span text:style-name="T14">target.jar = “.../memoriavirtualEJB/jar/target.jar”</text:span></text:span></text:p>
      <text:p text:style-name="P12"><text:soft-page-break/><text:span text:style-name="Default_20_Paragraph_20_Font"><text:span text:style-name="T14"><text:tab/></text:span></text:span><text:span text:style-name="Default_20_Paragraph_20_Font"><text:span text:style-name="T17">ejb.dir = “.../memoriavirtualEJB/ejbModule”</text:span></text:span></text:p>
      <text:p text:style-name="P44"><text:tab/>ejb.build.classes = “.../memoriavirtualEJB/build/classes”</text:p>
      <text:p text:style-name="P32"/>
      <text:p text:style-name="P47">LoadProperties (“include”)</text:p>
      <text:p text:style-name="P12"><text:span text:style-name="Default_20_Paragraph_20_Font"><text:span text:style-name="T20"><text:tab/></text:span></text:span><text:span text:style-name="Default_20_Paragraph_20_Font"><text:span text:style-name="T14">.../memoriavirtualEJB/build.properties</text:span></text:span></text:p>
      <text:p text:style-name="P6"/>
      <text:p text:style-name="P11">Incluir os arquivos .jar do GlassFish</text:p>
      <text:p text:style-name="P6"/>
      <text:p text:style-name="P11">Target: init</text:p>
      <text:p text:style-name="P6"/>
      <text:p text:style-name="P51">Criar diretório ../build_EJB/</text:p>
      <text:p text:style-name="P51">Excluir arquivos existentes no diretório ../build_EJB/</text:p>
      <text:p text:style-name="P51">Criar diretório ../build_EJB/classes/</text:p>
      <text:p text:style-name="P51">Criar diretório ../build_EJB/src/</text:p>
      <text:p text:style-name="P51">Copiar ../ejbModule/META-INF/ para ../build_EJB/META-INF/</text:p>
      <text:p text:style-name="P6"/>
      <text:p text:style-name="P47">Target: compile (depends on init)</text:p>
      <text:p text:style-name="P51">Indicar o path no qual o javac irá atuar(srcdir="${ejb.dir}")</text:p>
      <text:p text:style-name="P51">Apontar o diretório de destino ../build_EJB/classes</text:p>
      <text:p text:style-name="P51">Alterar o atributo “refid” do “classpath” refid="glassfish.classpath"</text:p>
      <text:p text:style-name="P6"/>
      <text:p text:style-name="P47">Target: memJar (depends on compile)</text:p>
      <text:p text:style-name="P32"/>
      <text:p text:style-name="P51">Indicar o destino do jar através do atributo “destfile”(destfile="../memoriavirtualEJB.jar")</text:p>
      <text:p text:style-name="P51">Setar o diretório do agrupamento fileset "../build_EJB/classes"</text:p>
      <text:p text:style-name="P51">Indicar o diretório do “metainf” "../build_EJB/META-INF"</text:p>
      <text:p text:style-name="P51">Incluir  os arquivos "ejb-jar.xml" e "persistence.xml</text:p>
      <text:p text:style-name="P6"/>
      <text:p text:style-name="P42">Terceira etapa -memeoriavirtualWeb)</text:p>
      <text:p text:style-name="P6"/>
      <text:p text:style-name="P11">Project: memoriavirtualEJB</text:p>
      <text:p text:style-name="P6"/>
      <text:p text:style-name="P11">Properties</text:p>
      <text:p text:style-name="P12"><text:span text:style-name="Default_20_Paragraph_20_Font"><text:span text:style-name="T12"><text:tab/></text:span></text:span><text:span text:style-name="Default_20_Paragraph_20_Font"><text:span text:style-name="T17">memoriavirtualWeb.war = ../memoriavirtualWeb.war</text:span></text:span></text:p>
      <text:p text:style-name="P44"><text:soft-page-break/><text:tab/>web.dir = src</text:p>
      <text:p text:style-name="P44"><text:tab/>web.build.classes = ../build_WEB/classes</text:p>
      <text:p text:style-name="P44"><text:tab/>web = WebContent</text:p>
      <text:p text:style-name="P44"><text:tab/>web.lib l = ${web}/WEB-INF/lib</text:p>
      <text:p text:style-name="P44"><text:tab/>web.xml = ${web}/WEB-INF/web.xml</text:p>
      <text:p text:style-name="P47"/>
      <text:p text:style-name="P47">LoadProperties (“include”)</text:p>
      <text:p text:style-name="P12"><text:span text:style-name="Default_20_Paragraph_20_Font"><text:span text:style-name="T20"><text:tab/></text:span></text:span><text:span text:style-name="Default_20_Paragraph_20_Font"><text:span text:style-name="T17">srcfile="build.properties"</text:span></text:span></text:p>
      <text:p text:style-name="P12"><text:span text:style-name="Default_20_Paragraph_20_Font"><text:span text:style-name="T17"><text:tab/></text:span></text:span><text:span text:style-name="Default_20_Paragraph_20_Font"><text:span text:style-name="T14">ncluir os arquivos .jar do GlassFish</text:span></text:span></text:p>
      <text:p text:style-name="P46"><text:tab/>Incluir o arquivo memoriavirtualEJB.jar do EJB.classpath</text:p>
      <text:p text:style-name="P33"/>
      <text:p text:style-name="P11">Target: init</text:p>
      <text:p text:style-name="P6"/>
      <text:p text:style-name="P51">Criar diretório ../build_WEB/classes</text:p>
      <text:p text:style-name="P51">Criar diretório ../build_WEB/src</text:p>
      <text:p text:style-name="P51">Excluir arquivos existentes no diretório ../build_WEB</text:p>
      <text:p text:style-name="P51">Criar diretório ../build_WEB/classes</text:p>
      <text:p text:style-name="P51">Criar diretório ../build_WEB/src</text:p>
      <text:p text:style-name="P51">Copiar ${web.dir} incluindo o **/*.properties para ${web.build.classes}</text:p>
      <text:p text:style-name="P6"/>
      <text:p text:style-name="P47">Target: compile(depends on init)</text:p>
      <text:p text:style-name="P51">Indicar o destino do diretório em que o javac atuará srcdir=${web.dir} e o diretório de destino destdir=${web.build.classes}</text:p>
      <text:p text:style-name="P52">Alterar o atributo “refid” do “classpath” refid=glassfish.classpath e refid=EJB.classpath</text:p>
      <text:p text:style-name="P32"/>
      <text:p text:style-name="P47">Target: memWa(depends on compile)</text:p>
      <text:p text:style-name="P51">Indicar o destino do arquivo “war” destfile = ${memoriavirtualWeb.war}</text:p>
      <text:p text:style-name="P51">Indicar ao atributo webxml = ${web.xml}</text:p>
      <text:p text:style-name="P51">Excluir os arquivos presentes no diretório de arquivo web</text:p>
      <text:p text:style-name="P51">Indicar ao diretório da  lib, dir=${web.lib}</text:p>
      <text:p text:style-name="P51">Indicar ao diretório da classes, dir=${web.build.classes}</text:p>
      <text:p text:style-name="P33"/>
      <text:p text:style-name="P48">Quarta etapa-memoriavirtualWebService)</text:p>
      <text:p text:style-name="P32"/>
      <text:p text:style-name="P47">Project: memoriavirtualWebService</text:p>
      <text:p text:style-name="P32"><text:soft-page-break/></text:p>
      <text:p text:style-name="P47">Properties</text:p>
      <text:p text:style-name="P12"><text:span text:style-name="Default_20_Paragraph_20_Font"><text:span text:style-name="T20"><text:tab/></text:span></text:span><text:span text:style-name="Default_20_Paragraph_20_Font"><text:span text:style-name="T18">memoriavirtualWebService.war = ../memoriavirtualWebService.war</text:span></text:span></text:p>
      <text:p text:style-name="P44"><text:tab/>ws.build.classes = ../build_WS/classes</text:p>
      <text:p text:style-name="P44"><text:tab/>ws.dir" location = ../build_WS/src</text:p>
      <text:p text:style-name="P44"><text:tab/>web.xml = WebContent/WEB-INF</text:p>
      <text:p text:style-name="P44"><text:tab/>web.lib = WebContent/WEB-INF/lib</text:p>
      <text:p text:style-name="P32"/>
      <text:p text:style-name="P11">LoadProperties (“include”)</text:p>
      <text:p text:style-name="P11">build.properties</text:p>
      <text:p text:style-name="P6"/>
      <text:p text:style-name="P12"><text:span text:style-name="Default_20_Paragraph_20_Font"><text:span text:style-name="T12"><text:tab/></text:span></text:span><text:span text:style-name="Default_20_Paragraph_20_Font"><text:span text:style-name="T14">Incluir os arquivos .jar do GlassFish</text:span></text:span></text:p>
      <text:p text:style-name="P46"><text:tab/>Incluir o arquivo memoriavirtualEJB.jar do EJB.classpath</text:p>
      <text:p text:style-name="P46"><text:tab/>Incluir o arquivo memoriavirtualWEB.war do WEB.classpath</text:p>
      <text:p text:style-name="P12"><text:span text:style-name="Default_20_Paragraph_20_Font"><text:span text:style-name="T14"><text:tab/></text:span></text:span><text:span text:style-name="Default_20_Paragraph_20_Font"><text:span text:style-name="T19">Incluir o arquivo ../memoriavirtual/META-INF/lib do <text:tab/>Base64.classpath</text:span></text:span></text:p>
      <text:p text:style-name="P46"><text:tab/>Incluir xmlsec.jar</text:p>
      <text:p text:style-name="P6"><text:line-break/><text:line-break/></text:p>
      <text:p text:style-name="P11">Target: init</text:p>
      <text:p text:style-name="P51">Criar diretório ./build_WS/classes</text:p>
      <text:p text:style-name="P51">Criar diretório ../build_WS/src</text:p>
      <text:p text:style-name="P51">Excluir os arquivos presentes no diretório de arquivo build</text:p>
      <text:p text:style-name="P51">Criar diretório ./build_WS/classes</text:p>
      <text:p text:style-name="P51">Criar diretório ../build_WS/src</text:p>
      <text:p text:style-name="P33"/>
      <text:p text:style-name="P47">Target: compile(depends on init)</text:p>
      <text:p text:style-name="P51">Indicar o destino do diretório em que o javac atuará srcdir=${ws.dir} e o diretório de destino destdir=${ws.build.classes}</text:p>
      <text:p text:style-name="P52">Alterar o atributo “refid” do “classpath” refid=glassfish.classpath,refid=EJB.classpath, refid= WEB.classpath e refid=Base64.classpath</text:p>
      <text:p text:style-name="P32"/>
      <text:p text:style-name="P47">Target: memWa(depends on compile)</text:p>
      <text:p text:style-name="P51">Indicar o destino do arquivo “war” destfile = ${memoriavirtualWebService.war}</text:p>
      <text:p text:style-name="P51"><text:soft-page-break/>Indicar ao atributo webxml = ${web.xml}</text:p>
      <text:p text:style-name="P51">Indicar ao diretório do arquivo, dir=${ws.build.classes}</text:p>
      <text:p text:style-name="P51">Indicar ao diretório da  lib, dir=${web.lib}<text:change-start text:change-id="ct360017664"/><office:annotation-end office:name="__Annotation__721_1956970270"/><text:change-end text:change-id="ct360017664"/></text:p>
      <text:h text:style-name="Heading_20_3" text:outline-level="3"><text:span text:style-name="Default_20_Paragraph_20_Font"><text:span text:style-name="T21">Publicação </text:span></text:span>no<text:span text:style-name="Default_20_Paragraph_20_Font"><text:span text:style-name="T21"> GlassFish</text:span></text:span></text:h>
      <text:p text:style-name="P31"><office:annotation office:name="__Annotation__740_1956970270"><dc:creator>Unknown Author</dc:creator><dc:date>2015-09-24T14:40:38.83</dc:date><text:p text:style-name="P57"><text:span text:style-name="T29">Colocar no formato de passos.</text:span></text:p></office:annotation>Introdução</text:p>
      <text:p text:style-name="P1"><text:tab/>Após a execução do processo do build devemos publicar no servidor do GlassFish os arquivos que foram gerados. Assim a equipe poderá fazer um pull dos arquivos contendo o projeto com a última versão que tenha sido construída.</text:p>
      <text:p text:style-name="P12"><text:span text:style-name="Default_20_Paragraph_20_Font"><text:span text:style-name="T6"><text:tab/>Ferramentas necessárias:</text:span></text:span><text:span text:style-name="Default_20_Paragraph_20_Font"><text:span text:style-name="T24"> </text:span></text:span><text:span text:style-name="Default_20_Paragraph_20_Font"><text:span text:style-name="T7">Eclipse, </text:span></text:span><text:a xlink:type="simple" xlink:href="http://www.junit.org/" office:target-frame-name="_top" xlink:show="replace" text:style-name="Internet_20_link" text:visited-style-name="Visited_20_Internet_20_Link"><text:span text:style-name="Default_20_Paragraph_20_Font"><text:span text:style-name="T8">JUnit</text:span></text:span></text:a><text:span text:style-name="Default_20_Paragraph_20_Font"><text:span text:style-name="T7">, </text:span></text:span><text:a xlink:type="simple" xlink:href="http://jenkins-ci.org/" office:target-frame-name="_top" xlink:show="replace" text:style-name="Internet_20_link" text:visited-style-name="Visited_20_Internet_20_Link"><text:span text:style-name="Default_20_Paragraph_20_Font"><text:span text:style-name="T8">Jenkins</text:span></text:span></text:a><text:span text:style-name="Default_20_Paragraph_20_Font"><text:span text:style-name="T7">, </text:span></text:span><text:a xlink:type="simple" xlink:href="http://glassfish.java.net/" office:target-frame-name="_top" xlink:show="replace" text:style-name="Internet_20_link" text:visited-style-name="Visited_20_Internet_20_Link"><text:span text:style-name="Default_20_Paragraph_20_Font"><text:span text:style-name="T8">GlassFish</text:span></text:span></text:a><text:span text:style-name="Default_20_Paragraph_20_Font"><text:span text:style-name="T7">, </text:span></text:span><text:a xlink:type="simple" xlink:href="http://ant.apache.org/" office:target-frame-name="_top" xlink:show="replace" text:style-name="Internet_20_link" text:visited-style-name="Visited_20_Internet_20_Link"><text:span text:style-name="Default_20_Paragraph_20_Font"><text:span text:style-name="T8">Ant</text:span></text:span></text:a><text:span text:style-name="Default_20_Paragraph_20_Font"><text:span text:style-name="T7"> and </text:span></text:span><text:a xlink:type="simple" xlink:href="http://www.oracle.com/technetwork/java/javase/downloads/index.html" office:target-frame-name="_top" xlink:show="replace" text:style-name="Internet_20_link" text:visited-style-name="Visited_20_Internet_20_Link"><text:span text:style-name="Default_20_Paragraph_20_Font"><text:span text:style-name="T8">Java</text:span></text:span></text:a><text:span text:style-name="Default_20_Paragraph_20_Font"><text:span text:style-name="T6">.</text:span></text:span></text:p>
      <text:p text:style-name="P1"><text:tab/>Com as ferramentas instaladas passaremos então para segunda etapa.</text:p>
      <text:p text:style-name="P6"/>
      <text:p text:style-name="P1"><text:tab/>Supomos que o arquivo/projeto que irá construir o build já esteja pronto para ser utilizado nessa etapa de publicação no GlassFish.</text:p>
      <text:p text:style-name="P1"><text:tab/>Faça o build do projeto e confira se não ocorre problemas.</text:p>
      <text:p text:style-name="P1"><text:tab/></text:p>
      <text:p text:style-name="P41">Preparação para a publicação</text:p>
      <text:p text:style-name="P12"><text:span text:style-name="Default_20_Paragraph_20_Font"><text:span text:style-name="T9"><text:tab/></text:span></text:span><text:span text:style-name="Default_20_Paragraph_20_Font"><text:span text:style-name="T6">Inicialmente deveremos criar um arquivo em nosso terminal que será utilizado para ser acessado. </text:span></text:span><text:span text:style-name="Default_20_Paragraph_20_Font"><text:span text:style-name="T6">Neste arquivo será colocado os parâmetros e comandos necessários para fazermos a publicação do projeto no GlassFish.</text:span></text:span></text:p>
      <text:p text:style-name="P12"><text:span text:style-name="Default_20_Paragraph_20_Font"><text:span text:style-name="T6"><text:tab/>Antes de proseguirmos vale mostrar que usaremos a seguinte variável </text:span></text:span><text:span text:style-name="Default_20_Paragraph_20_Font"><text:span text:style-name="T13">$CAMINHO_DO_GLASSFISH</text:span></text:span> para indicarmos o path no qual o GlassFish se encontra em nosso ambiente, no caso temos que <text:tab/><text:span text:style-name="Default_20_Paragraph_20_Font"><text:span text:style-name="T13">$CAMINHO_DO_GLASSFISH=/home/mvirtual/glassfish/glassfish4.1/</text:span></text:span></text:p>
      <text:p text:style-name="P49">Este path deve ser alterado caso a localização se altere.</text:p>
      <text:p text:style-name="P12"><text:span text:style-name="Default_20_Paragraph_20_Font"><text:span text:style-name="T25"><text:s/></text:span></text:span><text:span text:style-name="Default_20_Paragraph_20_Font"><text:span text:style-name="T6"><text:tab/>A seguir c</text:span></text:span><text:span text:style-name="Default_20_Paragraph_20_Font"><text:span text:style-name="T11">rie arquivo que irá executar o comando de deploy no glassfish</text:span></text:span></text:p>
      <text:p text:style-name="P12"><text:span text:style-name="Default_20_Paragraph_20_Font"><text:span text:style-name="T11"><text:tab/></text:span></text:span><text:span text:style-name="Default_20_Paragraph_20_Font"><text:span text:style-name="T13">nano $CAMINHO_DO_GLASSFISH/bin/deploy</text:span></text:span></text:p>
      <text:p text:style-name="P12"><text:span text:style-name="Default_20_Paragraph_20_Font"><text:span text:style-name="T13"><text:tab/></text:span></text:span><text:span text:style-name="Default_20_Paragraph_20_Font"><text:span text:style-name="T11">Inserir comando abaixo e salvar o arquivo:</text:span></text:span></text:p>
      <text:p text:style-name="P9"><text:span text:style-name="Default_20_Paragraph_20_Font"><text:span text:style-name="T13"><text:tab/></text:span></text:span><text:span text:style-name="Default_20_Paragraph_20_Font"><text:span text:style-name="T16">$CAMINHO_DO_GLASSFISH/bin/asadmin --echo=true --host=localhost \--port=4949 --user=admin --passwordfile=/home/mvirtual/glassfish/glassfish4.1/bin/pass --secure=false deploy --force=true --name=mv--contextroot=/memoriavirtual \/jenkins_workspace/memoria_virtual_src/trunk/memoriavirtual.ear</text:span></text:span></text:p>
      <text:p text:style-name="P45"/>
      <text:p text:style-name="P1">Esses pâmetros incluem:</text:p>
      <text:list xml:id="list4766610858854882587" text:style-name="L3">
        <text:list-item>
          <text:p text:style-name="P37">O nome do usuário</text:p>
        </text:list-item>
        <text:list-item>
          <text:p text:style-name="P37"><text:soft-page-break/>O arquivo que possuí a senha do usuário</text:p>
        </text:list-item>
        <text:list-item>
          <text:p text:style-name="P37">A localização dos arquivos para deploy</text:p>
        </text:list-item>
        <text:list-item>
          <text:p text:style-name="P37">Entre outros</text:p>
        </text:list-item>
      </text:list>
      <text:p text:style-name="P8"><text:tab/>Após a etapa acima devemos <text:s/>criar outro arquivo que conterá a senha do admin do glassfish e será acessado através do comando criado e inserido no arquivo anterior. Esta separação entre os arquivos serve como uma forma de proeteção da senha.</text:p>
      <text:p text:style-name="P16"/>
      <text:p text:style-name="P19"><text:tab/>Crie o arquivo no terminal</text:p>
      <text:p text:style-name="P9"><text:span text:style-name="Default_20_Paragraph_20_Font"><text:span text:style-name="T11"><text:tab/></text:span></text:span><text:span text:style-name="Default_20_Paragraph_20_Font"><text:span text:style-name="T13">nano $CAMINHO_DO_GLASSFISH/bin/pass</text:span></text:span></text:p>
      <text:p text:style-name="P19"><text:tab/>Acrescentar a linha e por fim salvá-lo: </text:p>
      <text:p text:style-name="P9"><text:span text:style-name="Default_20_Paragraph_20_Font"><text:span text:style-name="T11"><text:tab/></text:span></text:span><text:span text:style-name="Default_20_Paragraph_20_Font"><text:span text:style-name="T13">AS_ADMIN_PASSWORD =$password</text:span></text:span></text:p>
      <text:p text:style-name="P9"><text:line-break/> <text:tab/>Deveremo agora fornecer ao <text:span text:style-name="Default_20_Paragraph_20_Font"><text:span text:style-name="T6">Jenkins permissão para poder executar o arquivo “deploy” e ler o arquivo “pass” criados acima.</text:span></text:span><text:span text:style-name="Default_20_Paragraph_20_Font"><text:span text:style-name="T11">Para isso, o jenkins será adicionado ao grupo dos dois arquivos e a permissão de grupo será definida para permitir a leitura e execução, seguindo os comandos:</text:span></text:span></text:p>
      <text:p text:style-name="P19"><text:tab/></text:p>
      <text:p text:style-name="P9"><text:span text:style-name="Default_20_Paragraph_20_Font"><text:span text:style-name="T11"><text:tab/></text:span></text:span><text:span text:style-name="Default_20_Paragraph_20_Font"><text:span text:style-name="T13">sudo usermod -a -G memoria jenkins</text:span></text:span></text:p>
      <text:p text:style-name="P9"><text:span text:style-name="Default_20_Paragraph_20_Font"><text:span text:style-name="T13"><text:tab/></text:span></text:span><text:span text:style-name="Default_20_Paragraph_20_Font"><text:span text:style-name="T16">sudo chmod g+x deploy</text:span></text:span></text:p>
      <text:p text:style-name="P20"><text:tab/>sudo chmod g+r pass</text:p>
      <text:p text:style-name="P21"/>
      <text:p text:style-name="P9"><text:span text:style-name="Default_20_Paragraph_20_Font"><text:span text:style-name="T26"><text:tab/></text:span></text:span>Os passos a seguir deverão ser realizados dentro da ferramento Jenkins, para podermos configurá-la de modo que ela execute as tarefas que descrevemos no arquivo “deploy” e realize a publicação no GlassFish.</text:p>
      <text:p text:style-name="P9"><text:tab/><text:span text:style-name="Default_20_Paragraph_20_Font"><text:span text:style-name="T25">Acessar </text:span></text:span><text:a xlink:type="simple" xlink:href="http://localhost:8081/" office:target-frame-name="_top" xlink:show="replace" text:style-name="Internet_20_link" text:visited-style-name="Visited_20_Internet_20_Link"><text:span text:style-name="Default_20_Paragraph_20_Font"><text:span text:style-name="T25">http://localhost:8081/</text:span></text:span></text:a></text:p>
      <text:p text:style-name="P22"><text:tab/>Ir para as configurações do Job que foi criado(na tela inicial).</text:p>
      <text:p text:style-name="P22"><text:tab/></text:p>
      <text:p text:style-name="P9"><text:span text:style-name="Default_20_Paragraph_20_Font"><text:span text:style-name="T10"><text:tab/>Selecionar a opção “Adicionar passo de Build”</text:span></text:span></text:p>
      <text:p text:style-name="P17"><text:tab/>Em seguida escolha a opção “Executar shell”</text:p>
      <text:p text:style-name="P17"><text:tab/>No campo “comando” adicione a seguinte linha</text:p>
      <text:p text:style-name="P17"><text:tab/>$CAMINHO_DO_GLASSFISH/bin/deploy</text:p>
      <text:p text:style-name="P9"><text:span text:style-name="Default_20_Paragraph_20_Font"><text:span text:style-name="T10"><text:tab/></text:span></text:span><text:span text:style-name="Default_20_Paragraph_20_Font"><text:span text:style-name="T6">Por fim salve as configurações e teremos terminado as configurações necessárias.</text:span></text:span></text:p>
      <text:p text:style-name="P18"/>
      <text:p text:style-name="P18"/>
      <text:p text:style-name="P18">GlassFish)</text:p>
      <text:p text:style-name="P6"/>
      <text:p text:style-name="P1"><text:tab/>Abra o Browser do GlassFish, utilizando porta 4848(default). No lado esquerdo da</text:p>
      <text:p text:style-name="P1">janela principal.Você deverá ver seu projeto(Agora ele está publicado no GlassFish).</text:p>
      <text:p text:style-name="P1"><text:tab/>Você não tem que fazer nada no GlassFish , Jenkins e Ant tomará conta de tudo.<text:change-start text:change-id="ct360016000"/><office:annotation-end office:name="__Annotation__740_1956970270"/><text:change-end text:change-id="ct360016000"/></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family-generic="system" style:font-charset="x-symbol"/>
    <style:font-face style:name="OpenSymbol1" svg:font-family="OpenSymbol"/>
    <style:font-face style:name="Segoe UI" svg:font-family="'Segoe UI'"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Title"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Title"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Title"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Title"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Marginalia" style:family="paragraph" style:parent-style-name="Text_20_body" style:class="text">
      <style:paragraph-properties loext:contextual-spacing="false" fo:margin-left="4.00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Meta_20_Dados" style:display-name="Meta Dados" style:family="paragraph" style:parent-style-name="Marginalia">
      <style:paragraph-properties fo:hyphenation-ladder-count="no-limit"/>
      <style:text-properties fo:color="#99ccff"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style:font-size-asian="10pt" style:font-name-complex="FreeSans"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roid Sans" style:font-name-complex="FreeSans"/>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9.013cm" fo:margin-left="0cm" table:align="left"/>
    </style:style>
    <style:style style:name="Table1.A" style:family="table-column">
      <style:table-column-properties style:column-width="1.981cm"/>
    </style:style>
    <style:style style:name="Table1.B" style:family="table-column">
      <style:table-column-properties style:column-width="12.862cm"/>
    </style:style>
    <style:style style:name="Table1.C" style:family="table-column">
      <style:table-column-properties style:column-width="4.17cm"/>
    </style:style>
    <style:style style:name="Table1.1" style:family="table-row">
      <style:table-row-properties style:min-row-height="0.741cm" style:use-optimal-row-height="false"/>
    </style:style>
    <style:style style:name="Table1.A1" style:family="table-cell">
      <style:table-cell-properties fo:padding="0.097cm" fo:border-left="0.002cm solid #000000" fo:border-right="none" fo:border-top="0.002cm solid #000000" fo:border-bottom="0.002cm solid #000000" style:writing-mode="lr-tb"/>
    </style:style>
    <style:style style:name="Table1.C1" style:family="table-cell">
      <style:table-cell-properties fo:padding="0.097cm" fo:border="0.002cm solid #000000" style:writing-mode="lr-tb"/>
    </style:style>
    <style:style style:name="Table1.C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732cm" fo:margin-left="-0.191cm" table:align="left"/>
    </style:style>
    <style:style style:name="Table2.A" style:family="table-column">
      <style:table-column-properties style:column-width="5.577cm"/>
    </style:style>
    <style:style style:name="Table2.A1" style:family="table-cell">
      <style:table-cell-properties fo:padding-left="0.191cm" fo:padding-right="0.191cm" fo:padding-top="0cm" fo:padding-bottom="0cm" fo:border="none" style:writing-mode="lr-tb"/>
    </style:style>
    <style:style style:name="MP1" style:family="paragraph" style:parent-style-name="Table_20_Contents">
      <style:text-properties fo:color="#4c4c4c" fo:font-size="10pt" style:font-size-asian="10pt" style:font-size-complex="10pt"/>
    </style:style>
    <style:style style:name="MP2" style:family="paragraph" style:parent-style-name="Table_20_Contents">
      <style:paragraph-properties fo:text-align="center" style:justify-single-word="false"/>
      <style:text-properties fo:color="#4c4c4c" fo:font-size="10pt" style:font-size-asian="10pt" style:font-size-complex="10pt"/>
    </style:style>
    <style:style style:name="MP3" style:family="paragraph" style:parent-style-name="Standard">
      <style:paragraph-properties fo:margin-left="0cm" fo:margin-right="0.635cm" fo:text-indent="0cm" style:auto-text-indent="false" style:snap-to-layout-grid="false"/>
      <style:text-properties fo:font-size="10pt" style:font-size-asian="10pt" style:font-size-complex="10pt"/>
    </style:style>
    <style:style style:name="MP4" style:family="paragraph" style:parent-style-name="Text_20_body">
      <style:paragraph-properties style:line-height-at-least="0.423cm"/>
    </style:style>
    <style:style style:name="MP5" style:family="paragraph" style:parent-style-name="Standard">
      <style:paragraph-properties fo:text-align="end" style:justify-single-word="false" style:snap-to-layout-grid="false"/>
    </style:style>
    <style:style style:name="MT1" style:family="text">
      <style:text-properties fo:color="#4c4c4c" fo:font-size="32pt" style:font-size-asian="32pt" style:language-asian="pt" style:country-asian="BR" style:font-size-complex="32pt" style:language-complex="ar" style:country-complex="SA"/>
    </style:style>
    <style:style style:name="MT2" style:family="text">
      <style:text-properties fo:font-size="10pt" fo:language="en" fo:country="US" style:font-name-asian="Times New Roman" style:font-size-asian="10pt" style:font-name-complex="Times New Roman" style:font-size-complex="10pt" style:language-complex="ar" style:country-complex="SA"/>
    </style:style>
    <style:style style:name="MT3" style:family="text">
      <style:text-properties fo:font-size="10pt" style:font-size-asian="10pt" style:font-size-complex="10pt"/>
    </style:style>
    <style:style style:name="Mfr1" style:family="graphic" style:parent-style-name="Graphics">
      <style:graphic-properties style:wrap="none" style:vertical-pos="middle"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number:date-style style:name="N8106" number:language="pt" number:country="BR">
      <number:year number:calendar="gregorian" number:style="long"/>
    </number:date-style>
  </office:automatic-styles>
  <office:master-styles>
    <style:master-page style:name="Standard" style:page-layout-name="Mpm1"/>
    <style:master-page style:name="MP0" style:page-layout-name="Mpm2">
      <style:header>
        <text:tracked-changes>
          <text:changed-region xml:id="ct362457976" text:id="ct362457976">
            <text:insertion>
              <office:change-info>
                <dc:creator>Unknown Author</dc:creator>
                <dc:date>2015-09-24T13:59:00</dc:date>
              </office:change-info>
            </text:insertion>
          </text:changed-region>
          <text:changed-region xml:id="ct362458392" text:id="ct362458392">
            <text:deletion>
              <office:change-info>
                <dc:creator>Unknown Author</dc:creator>
                <dc:date>2015-09-24T13:59:00</dc:date>
              </office:change-info>
              <text:p text:style-name="MP1">30</text:p>
            </text:deletion>
          </text:changed-region>
          <text:changed-region xml:id="ct362459952" text:id="ct362459952">
            <text:deletion>
              <office:change-info>
                <dc:creator>Unknown Author</dc:creator>
                <dc:date>2015-09-24T13:59:00</dc:date>
              </office:change-info>
              <text:p text:style-name="MP1">3</text:p>
            </text:deletion>
          </text:changed-region>
          <text:changed-region xml:id="ct362460056" text:id="ct362460056">
            <text:insertion>
              <office:change-info>
                <dc:creator>Unknown Author</dc:creator>
                <dc:date>2015-09-24T13:59:00</dc:date>
              </office:change-info>
            </text:insertion>
          </text:changed-region>
        </text:tracked-changes>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Table_20_Contents"><draw:frame draw:style-name="Mfr1" draw:name="figura1" text:anchor-type="paragraph" svg:x="0cm" svg:width="1.512cm" style:rel-width="scale" svg:height="1.266cm" style:rel-height="scale" draw:z-index="8"><draw:image xlink:href="Pictures/1000020100000082000000820E7EC72C.png" xlink:type="simple" xlink:show="embed" xlink:actuate="onLoad"/></draw:frame><text:span text:style-name="Default_20_Paragraph_20_Font"><text:span text:style-name="MT1"/></text:span></text:p>
            </table:table-cell>
            <table:table-cell table:style-name="Table1.A1" table:number-rows-spanned="2" office:value-type="string">
              <text:p text:style-name="MP1"/>
              <text:p text:style-name="MP2">Manual de Migração</text:p>
            </table:table-cell>
            <table:table-cell table:style-name="Table1.C1" office:value-type="string">
              <text:p text:style-name="MP1">Versão do Documento: 2.0</text:p>
            </table:table-cell>
          </table:table-row>
          <table:table-row>
            <table:covered-table-cell/>
            <table:covered-table-cell/>
            <table:table-cell table:style-name="Table1.C2" office:value-type="string">
              <text:p text:style-name="MP1">Data: <text:change-start text:change-id="ct362457976"/>XX<text:change-end text:change-id="ct362457976"/><text:change text:change-id="ct362458392"/>/10/1<text:change text:change-id="ct362459952"/><text:change-start text:change-id="ct362460056"/>5<text:change-end text:change-id="ct362460056"/></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3">Confidencial</text:p>
            </table:table-cell>
            <table:table-cell table:style-name="Table2.A1" office:value-type="string">
              <text:p text:style-name="MP4"><text:span text:style-name="Default_20_Paragraph_20_Font"><text:span text:style-name="MT2">ICMC-USP</text:span></text:span><text:span text:style-name="Default_20_Paragraph_20_Font"><text:span text:style-name="MT3">, </text:span></text:span><text:span text:style-name="Default_20_Paragraph_20_Font"><text:span text:style-name="MT3"><text:date style:data-style-name="N8106" text:date-value="2016-08-02T16:55:27.79">2016</text:date></text:span></text:span></text:p>
            </table:table-cell>
            <table:table-cell table:style-name="Table2.A1" office:value-type="string">
              <text:p text:style-name="MP5"><text:span text:style-name="Default_20_Paragraph_20_Font"><text:span text:style-name="MT3">Página </text:span></text:span><text:span text:style-name="Page_20_Number"><text:span text:style-name="MT3"><text:page-number text:select-page="current">3</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1-03-09T14:03:00Z</meta:creation-date>
    <dc:date>2016-08-02T16:55:27.73</dc:date>
    <meta:editing-cycles>26</meta:editing-cycles>
    <meta:editing-duration>P7DT6H56S</meta:editing-duration>
    <dc:creator>Lillian Silva</dc:creator>
    <meta:document-statistic meta:table-count="2" meta:image-count="1" meta:object-count="0" meta:page-count="9" meta:paragraph-count="216" meta:word-count="1786" meta:character-count="13033"/>
    <meta:template xlink:type="simple" xlink:actuate="onRequest" xlink:title="" xlink:href="Normal.dotm"/>
  </office:meta>
</office:document-meta>
</file>